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uk" fo:country="U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i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6380" table:default-cell-style-name="ce4"/>
        <table:table-row table:style-name="ro1">
          <table:table-cell table:number-columns-repeated="3"/>
          <table:table-cell office:value-type="string" calcext:value-type="string">
            <text:p>Параметри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витрат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витра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доходів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доходів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/api/reven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ий дохід</text:p>
          </table:table-cell>
          <table:table-cell table:style-name="ce5" office:value-type="string" calcext:value-type="string">
            <text:p>date</text:p>
            <text:p>RevenueCategoryDTO </text:p>
            <text:p>Money</text:p>
            <text:p>Description;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pi/revenu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доходи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у витрату</text:p>
          </table:table-cell>
          <table:table-cell office:value-type="string" calcext:value-type="string">
            <text:p>Date</text:p>
            <text:p>expenditureCategoryDTO</text:p>
            <text:p>money</text:p>
            <text:p>description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витрати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/auth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логін в систему</text:p>
          </table:table-cell>
          <table:table-cell office:value-type="string" calcext:value-type="string">
            <text:p>назва параметра login, але вводитиметься email</text:p>
            <text:p>Password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/auth/sign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сторінка реєстрації</text:p>
          </table:table-cell>
          <table:table-cell office:value-type="string" calcext:value-type="string">
            <text:p>login</text:p>
            <text:p>Email</text:p>
            <text:p>Passwo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uth/getAl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х користувачів</text:p>
          </table:table-cell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21:32:15.502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Alyona</meta:initial-creator>
    <meta:creation-date>2023-09-09T19:19:42Z</meta:creation-date>
    <dc:date>2023-10-02T21:35:04.228000000</dc:date>
    <meta:editing-cycles>10</meta:editing-cycles>
    <meta:editing-duration>PT1H53M39S</meta:editing-duration>
    <meta:document-statistic meta:table-count="2" meta:cell-count="40" meta:object-count="0"/>
  </office:meta>
</office:document-meta>
</file>